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Verdana1"/>
    </style:style>
    <style:style style:name="T4" style:family="text">
      <style:text-properties style:font-name="Verdana1" style:text-underline-style="solid" style:text-underline-width="auto" style:text-underline-color="font-color"/>
    </style:style>
    <style:style style:name="T5" style:family="text">
      <style:text-properties style:font-name="Verdana1" style:text-underline-style="solid" style:text-underline-width="auto" style:text-underline-color="font-color" fo:font-weight="bold" style:font-weight-asian="bold" style:font-weight-complex="bold"/>
    </style:style>
    <style:style style:name="T6" style:family="text">
      <style:text-properties style:font-name="Verdana1" fo:font-size="10.5pt"/>
    </style:style>
    <style:style style:name="T7" style:family="text">
      <style:text-properties fo:color="#800000" style:font-name="Verdana1" fo:font-size="14pt" style:text-underline-style="solid" style:text-underline-width="auto" style:text-underline-color="font-color" fo:font-weight="bold"/>
    </style:style>
    <style:style style:name="T8" style:family="text">
      <style:text-properties fo:color="#800000" style:font-name="Verdana1"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BQ Beef Sandwiches</text:p>
      <text:p text:style-name="Standard"/>
      <text:p text:style-name="Standard">3lbs. thin sliced roast beef </text:p>
      <text:p text:style-name="Standard">1 c (approx) Texas BBQ Sauce (recipe follows)</text:p>
      <text:p text:style-name="Standard">French Bread Sandwich Rolls , See NOTE</text:p>
      <text:p text:style-name="Standard">cheddar cheese, grated</text:p>
      <text:p text:style-name="Standard">onions, chopped fine</text:p>
      <text:p text:style-name="Standard">green pepper strips</text:p>
      <text:p text:style-name="Standard"/>
      <text:p text:style-name="Standard">Prepare Texas BBQ Sauce and set aside. You will have more sauce than you will likely need. The remaining BBQ sauce can be refrigerated or frozen for future use.</text:p>
      <text:p text:style-name="Standard"/>
      <text:p text:style-name="Standard">In a roasting pan place sliced roast beef. Pour BBQ sauce over meat. Stir and cover and put in a 350 oven. Let this cook for about an hour checking to add more sauce if it seems to be drying out. Continue to cook meat covered until it is fork tender. </text:p>
      <text:p text:style-name="Standard"/>
      <text:p text:style-name="Standard">Split sandwich rolls almost in half. Fill with meat &amp; sauce and top with cheese, onions, and peppers. Wrap in foil and bake about 6 to 10 minutes or until cheese melts.</text:p>
      <text:p text:style-name="Standard"/>
      <text:p text:style-name="Standard">Variations: You can use regular French bread. Slice the bread and toast it under the broiler. Put toasted slices on individual plates and top with the BBQ Beef, cheese, onions and peppers. </text:p>
      <text:p text:style-name="Standard"/>
      <text:p text:style-name="Standard">NOTE: You can make French bread sandwich rolls using my pizza crust recipe. Divide the entire recipe into 16 balls and roll out like hot dog buns. Arrange them on a large jelly rolls pan and bake at 350 for about 25 minutes or until rolls are golden brown on the top. </text:p>
      <text:p text:style-name="Standard"/>
      <text:p text:style-name="Standard">Texas Barbeque Sauce</text:p>
      <text:p text:style-name="Standard">~This recipe makes a big batch of BBQ sauce with just a hint of spiciness!  </text:p>
      <text:p text:style-name="Standard"/>
      <text:p text:style-name="Standard">1- 6 oz. can tomato paste</text:p>
      <text:p text:style-name="Standard">2 c water</text:p>
      <text:p text:style-name="Standard">½ c ketchup, fruit sweetened if possible</text:p>
      <text:p text:style-name="Standard">1/3 c apple cider vinegar</text:p>
      <text:p text:style-name="Standard">¼ c Worcestershire sauce</text:p>
      <text:p text:style-name="Standard">¼ c brown sugar</text:p>
      <text:p text:style-name="Standard">2 t dry mustard</text:p>
      <text:p text:style-name="Standard">2 t salt</text:p>
      <text:p text:style-name="Standard">½ t chili powder</text:p>
      <text:p text:style-name="Standard">¼ t cayenne pepper</text:p>
      <text:p text:style-name="Standard"/>
      <text:p text:style-name="Standard">Mix all ingredients in a small saucepan.  Bring to a boil, reduce heat and simmer 15 minutes, stirring occasionally, to blend flavors. </text:p>
      <text:p text:style-name="Standard"><text:soft-page-break/></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mic Sans MS" svg:font-family="'Comic Sans MS'"/>
    <style:font-face style:name="F0" svg:font-family="F0"/>
    <style:font-face style:name="F1" svg:font-family="F1"/>
    <style:font-face style:name="Mangal1" svg:font-family="Mangal"/>
    <style:font-face style:name="Verdana1" svg:font-family="Verdana"/>
    <style:font-face style:name="Times New Roman" svg:font-family="'Times New Roman'" style:font-family-generic="roman"/>
    <style:font-face style:name="MicrosoftSansSerif" svg:font-family="MicrosoftSansSerif" style:font-family-generic="swiss"/>
    <style:font-face style:name="Verdana" svg:font-family="Verdana"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Verdana"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Verdana" style:font-name-complex="Mangal1"/>
    </style:style>
    <style:style style:name="Caption" style:family="paragraph" style:parent-style-name="Standard" style:class="extra">
      <style:paragraph-properties fo:margin-top="0.0835in" fo:margin-bottom="0.0835in" text:number-lines="false" text:line-number="0"/>
      <style:text-properties style:font-name="Verdana"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Verdana"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rystal Miller</meta:initial-creator>
    <meta:creation-date>2017-05-05T19:43:27.02</meta:creation-date>
    <dc:date>2017-05-06T13:32:09.91</dc:date>
    <dc:creator>Crystal Miller</dc:creator>
    <meta:editing-duration>PT7H18M17S</meta:editing-duration>
    <meta:editing-cycles>1</meta:editing-cycles>
    <meta:generator>OpenOffice/4.1.1$Win32 OpenOffice.org_project/411m6$Build-9775</meta:generator>
    <meta:document-statistic meta:table-count="0" meta:image-count="0" meta:object-count="0" meta:page-count="2" meta:paragraph-count="25" meta:word-count="312" meta:character-count="1654"/>
  </office:meta>
</office:document-meta>
</file>